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000000397FD8832998AD27C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d8503" draw:marker-start-width="0.252cm" draw:marker-end-width="0.252cm" draw:fill-color="#000000" draw:textarea-horizontal-align="justify" draw:textarea-vertical-align="middle" draw:auto-grow-height="false" fo:min-height="0.817cm" fo:min-width="4.467cm" fo:padding-top="0.142cm" fo:padding-bottom="0.142cm" fo:padding-left="0.267cm" fo:padding-right="0.267cm" fo:wrap-option="no-wrap"/>
    </style:style>
    <style:style style:name="gr3" style:family="graphic" style:parent-style-name="standard">
      <style:graphic-properties svg:stroke-width="0.035cm" svg:stroke-color="#fd8503" draw:marker-start-width="0.252cm" draw:marker-end-width="0.252cm" draw:fill-color="#000000" draw:textarea-horizontal-align="justify" draw:textarea-vertical-align="middle" draw:auto-grow-height="false" fo:min-height="0.817cm" fo:min-width="2.567cm" fo:padding-top="0.142cm" fo:padding-bottom="0.142cm" fo:padding-left="0.267cm" fo:padding-right="0.267cm" fo:wrap-option="no-wrap"/>
    </style:style>
    <style:style style:name="gr4" style:family="graphic" style:parent-style-name="standard">
      <style:graphic-properties svg:stroke-width="0.035cm" svg:stroke-color="#fd8503" draw:marker-start-width="0.252cm" draw:marker-end-width="0.252cm" draw:fill-color="#000000" draw:textarea-horizontal-align="justify" draw:textarea-vertical-align="middle" draw:auto-grow-height="false" fo:min-height="0.817cm" fo:min-width="4.967cm" fo:padding-top="0.142cm" fo:padding-bottom="0.142cm" fo:padding-left="0.267cm" fo:padding-right="0.267cm" fo:wrap-option="no-wrap"/>
    </style:style>
    <style:style style:name="gr5" style:family="graphic" style:parent-style-name="standard">
      <style:graphic-properties svg:stroke-width="0.035cm" svg:stroke-color="#fd8503" draw:marker-start-width="0.252cm" draw:marker-end-width="0.252cm" draw:fill-color="#000000" draw:textarea-horizontal-align="justify" draw:textarea-vertical-align="middle" draw:auto-grow-height="false" fo:min-height="0.817cm" fo:min-width="3.867cm" fo:padding-top="0.142cm" fo:padding-bottom="0.142cm" fo:padding-left="0.267cm" fo:padding-right="0.267cm" fo:wrap-option="no-wrap"/>
    </style:style>
    <style:style style:name="gr6" style:family="graphic" style:parent-style-name="standard">
      <style:graphic-properties svg:stroke-width="0.035cm" svg:stroke-color="#fd8503" draw:marker-start-width="0.252cm" draw:marker-end-width="0.252cm" draw:fill-color="#000000" draw:textarea-horizontal-align="justify" draw:textarea-vertical-align="middle" draw:auto-grow-height="false" fo:min-height="0.817cm" fo:min-width="2.067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svg:stroke-width="0.035cm" svg:stroke-color="#fd8503" draw:marker-start-width="0.252cm" draw:marker-end-width="0.252cm" draw:fill-color="#000000" draw:textarea-horizontal-align="justify" draw:textarea-vertical-align="middle" draw:auto-grow-height="false" fo:min-height="0.817cm" fo:min-width="1.266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35cm" svg:stroke-color="#fd8503" draw:marker-start-width="0.252cm" draw:marker-end-width="0.252cm" draw:fill-color="#000000" draw:textarea-horizontal-align="justify" draw:textarea-vertical-align="middle" draw:auto-grow-height="false" fo:min-height="0.817cm" fo:min-width="4.167cm" fo:padding-top="0.142cm" fo:padding-bottom="0.142cm" fo:padding-left="0.267cm" fo:padding-right="0.26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16.282cm" svg:x="0cm" svg:y="0.008cm">
          <draw:image xlink:href="Pictures/100002010000069000000397FD8832998AD27CAE.png" xlink:type="simple" xlink:show="embed" xlink:actuate="onLoad">
            <text:p/>
          </draw:image>
        </draw:frame>
        <draw:custom-shape draw:style-name="gr2" draw:text-style-name="P3" draw:layer="layout" svg:width="5cm" svg:height="1.1cm" svg:x="9.2cm" svg:y="4.6cm">
          <text:p text:style-name="P2">Slideshow Tools</text:p>
          <draw:enhanced-geometry svg:viewBox="0 0 21600 21600" draw:glue-points="10800 0 0 10800 10800 21600 21600 10800 ?f40 ?f41" draw:text-areas="0 0 21600 21600" draw:type="rectangular-callout" draw:modifiers="-9964.24715056989 12830.51771117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3.1cm" svg:height="1.1cm" svg:x="8.3cm" svg:y="13cm">
          <text:p text:style-name="P4"><text:span text:style-name="T1">Chat Box</text:span></text:p>
          <draw:enhanced-geometry svg:viewBox="0 0 21600 21600" draw:glue-points="10800 0 0 10800 10800 21600 21600 10800 ?f40 ?f41" draw:text-areas="0 0 21600 21600" draw:type="rectangular-callout" draw:modifiers="-16215.6723637536 14870.8446866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cm" svg:height="1.1cm" svg:x="8.7cm" svg:y="0.2cm">
          <text:p text:style-name="P4"><text:span text:style-name="T1">Users in Session</text:span></text:p>
          <draw:enhanced-geometry svg:viewBox="0 0 21600 21600" draw:glue-points="10800 0 0 10800 10800 21600 21600 10800 ?f40 ?f41" draw:text-areas="0 0 21600 21600" draw:type="rectangular-callout" draw:modifiers="-11080.7489547355 36863.2152588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4.4cm" svg:height="1.1cm" svg:x="12.3cm" svg:y="2.9cm">
          <text:p text:style-name="P2">Slide Controls</text:p>
          <draw:enhanced-geometry svg:viewBox="0 0 21600 21600" draw:glue-points="10800 0 0 10800 10800 21600 21600 10800 ?f40 ?f41" draw:text-areas="0 0 21600 21600" draw:type="rectangular-callout" draw:modifiers="-11950.9202453988 -6101.36239782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2.6cm" svg:height="1.1cm" svg:x="26.2cm" svg:y="2.8cm">
          <text:p text:style-name="P2">Log Out</text:p>
          <draw:enhanced-geometry svg:viewBox="0 0 21600 21600" draw:glue-points="10800 0 0 10800 10800 21600 21600 10800 ?f40 ?f41" draw:text-areas="0 0 21600 21600" draw:type="rectangular-callout" draw:modifiers="24589.6193771626 -43062.6702997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1.8cm" svg:height="1.1cm" svg:x="23.9cm" svg:y="2.8cm">
          <text:p text:style-name="P2">Help</text:p>
          <draw:enhanced-geometry svg:viewBox="0 0 21600 21600" draw:glue-points="10800 0 0 10800 10800 21600 21600 10800 ?f40 ?f41" draw:text-areas="0 0 21600 21600" draw:type="rectangular-callout" draw:modifiers="48812.8817323709 -45671.93460490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4.7cm" svg:height="1.1cm" svg:x="8.7cm" svg:y="14.3cm">
          <text:p text:style-name="P4"><text:span text:style-name="T1">Talking Controls</text:span></text:p>
          <draw:enhanced-geometry svg:viewBox="0 0 21600 21600" draw:glue-points="10800 0 0 10800 10800 21600 21600 10800 ?f40 ?f41" draw:text-areas="0 0 21600 21600" draw:type="rectangular-callout" draw:modifiers="-13053.7332482451 22737.874659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4T09:45:12.820000000</dc:date>
    <meta:editing-duration>PT24M19S</meta:editing-duration>
    <meta:editing-cycles>20</meta:editing-cycles>
    <meta:generator>LibreOffice/5.4.1.2$Windows_x86 LibreOffice_project/ea7cb86e6eeb2bf3a5af73a8f7777ac570321527</meta:generator>
    <meta:document-statistic meta:object-count="8"/>
  </office:meta>
</office:document-meta>
</file>